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1.69pt"/>
    </style:style>
    <style:style style:name="co2" style:family="table-column">
      <style:table-column-properties fo:break-before="auto" style:column-width="35.21pt"/>
    </style:style>
    <style:style style:name="co3" style:family="table-column">
      <style:table-column-properties fo:break-before="auto" style:column-width="29.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olutions" table:style-name="ta1">
        <table:shapes>
          <draw:frame draw:z-index="0" draw:style-name="gr1" draw:text-style-name="P1" svg:width="453.4pt" svg:height="329.47pt" svg:x="535.04pt" svg:y="399.97pt">
            <draw:object draw:notify-on-update-of-ranges="solutions.D5:solutions.D30 solutions.H4:solutions.H4 solutions.H5:solutions.H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63pt" svg:height="320pt" svg:x="534.27pt" svg:y="40.73pt">
            <draw:object draw:notify-on-update-of-ranges="solutions.D5:solutions.D30 solutions.G5:solutions.G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Moves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4,5],[6,7,8],[]] 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4,5],[6,8,7],[]] 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4,5],[7,6,8],[]] 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Move Value</text:p>
          </table:table-cell>
          <table:table-cell table:style-name="ce1" office:value-type="string" calcext:value-type="string">
            <text:p>Cum Count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Cum Freq</text:p>
          </table:table-cell>
        </table:table-row>
        <table:table-row table:style-name="ro1">
          <table:table-cell table:style-name="Default" office:value-type="string" calcext:value-type="string">
            <text:p>[[e],[1,2,3,4,5],[7,8,6],[]] 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table:formula="of:=FREQUENCY([.$B$2:.$B$40321]; [.D5])" office:value-type="float" office:value="1" calcext:value-type="float">
            <text:p>1</text:p>
          </table:table-cell>
          <table:table-cell table:style-name="ce1" table:formula="of:=[.E5]" office:value-type="float" office:value="1" calcext:value-type="float">
            <text:p>1</text:p>
          </table:table-cell>
          <table:table-cell table:style-name="ce2" table:formula="of:=[.F5]/[.$E$30]" office:value-type="float" office:value="0.0005" calcext:value-type="float">
            <text:p>0.0005</text:p>
          </table:table-cell>
          <table:table-cell table:style-name="ce2" table:formula="of:=[.E5]/[.$E$30]" office:value-type="float" office:value="0.0005" calcext:value-type="float">
            <text:p>0.0005</text:p>
          </table:table-cell>
        </table:table-row>
        <table:table-row table:style-name="ro1">
          <table:table-cell table:style-name="Default" office:value-type="string" calcext:value-type="string">
            <text:p>[[e],[1,2,3,4,5],[8,6,7],[]] 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table:formula="of:=FREQUENCY([.$B$2:.$B$40321]; [.D6])" office:value-type="float" office:value="1" calcext:value-type="float">
            <text:p>1</text:p>
          </table:table-cell>
          <table:table-cell table:style-name="ce1" table:formula="of:=[.E6]-[.E5]" office:value-type="float" office:value="0" calcext:value-type="float">
            <text:p>0</text:p>
          </table:table-cell>
          <table:table-cell table:style-name="ce2" table:formula="of:=[.F6]/[.$E$30]" office:value-type="float" office:value="0" calcext:value-type="float">
            <text:p>0.0000</text:p>
          </table:table-cell>
          <table:table-cell table:style-name="ce2" table:formula="of:=[.E6]/[.$E$30]" office:value-type="float" office:value="0.0005" calcext:value-type="float">
            <text:p>0.0005</text:p>
          </table:table-cell>
        </table:table-row>
        <table:table-row table:style-name="ro1">
          <table:table-cell table:style-name="Default" office:value-type="string" calcext:value-type="string">
            <text:p>[[e],[1,2,3,4,5],[8,7,6],[]] </text:p>
          </table:table-cell>
          <table:table-cell table:style-name="Default" office:value-type="float" office:value="7" calcext:value-type="float">
            <text:p>7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table:formula="of:=FREQUENCY([.$B$2:.$B$40321]; [.D7])" office:value-type="float" office:value="1" calcext:value-type="float">
            <text:p>1</text:p>
          </table:table-cell>
          <table:table-cell table:style-name="ce1" table:formula="of:=[.E7]-[.E6]" office:value-type="float" office:value="0" calcext:value-type="float">
            <text:p>0</text:p>
          </table:table-cell>
          <table:table-cell table:style-name="ce2" table:formula="of:=[.F7]/[.$E$30]" office:value-type="float" office:value="0" calcext:value-type="float">
            <text:p>0.0000</text:p>
          </table:table-cell>
          <table:table-cell table:style-name="ce2" table:formula="of:=[.E7]/[.$E$30]" office:value-type="float" office:value="0.0005" calcext:value-type="float">
            <text:p>0.0005</text:p>
          </table:table-cell>
        </table:table-row>
        <table:table-row table:style-name="ro1">
          <table:table-cell table:style-name="Default" office:value-type="string" calcext:value-type="string">
            <text:p>[[e],[1,2,3,4,6],[5,7,8],[]] 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table:formula="of:=FREQUENCY([.$B$2:.$B$40321]; [.D8])" office:value-type="float" office:value="1" calcext:value-type="float">
            <text:p>1</text:p>
          </table:table-cell>
          <table:table-cell table:style-name="ce1" table:formula="of:=[.E8]-[.E7]" office:value-type="float" office:value="0" calcext:value-type="float">
            <text:p>0</text:p>
          </table:table-cell>
          <table:table-cell table:style-name="ce2" table:formula="of:=[.F8]/[.$E$30]" office:value-type="float" office:value="0" calcext:value-type="float">
            <text:p>0.0000</text:p>
          </table:table-cell>
          <table:table-cell table:style-name="ce2" table:formula="of:=[.E8]/[.$E$30]" office:value-type="float" office:value="0.0005" calcext:value-type="float">
            <text:p>0.0005</text:p>
          </table:table-cell>
        </table:table-row>
        <table:table-row table:style-name="ro1">
          <table:table-cell table:style-name="Default" office:value-type="string" calcext:value-type="string">
            <text:p>[[e],[1,2,3,4,6],[5,8,7],[]] </text:p>
          </table:table-cell>
          <table:table-cell table:style-name="Default" office:value-type="float" office:value="13" calcext:value-type="float">
            <text:p>13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table:formula="of:=FREQUENCY([.$B$2:.$B$40321]; [.D9])" office:value-type="float" office:value="1" calcext:value-type="float">
            <text:p>1</text:p>
          </table:table-cell>
          <table:table-cell table:style-name="ce1" table:formula="of:=[.E9]-[.E8]" office:value-type="float" office:value="0" calcext:value-type="float">
            <text:p>0</text:p>
          </table:table-cell>
          <table:table-cell table:style-name="ce2" table:formula="of:=[.F9]/[.$E$30]" office:value-type="float" office:value="0" calcext:value-type="float">
            <text:p>0.0000</text:p>
          </table:table-cell>
          <table:table-cell table:style-name="ce2" table:formula="of:=[.E9]/[.$E$30]" office:value-type="float" office:value="0.0005" calcext:value-type="float">
            <text:p>0.0005</text:p>
          </table:table-cell>
        </table:table-row>
        <table:table-row table:style-name="ro1">
          <table:table-cell table:style-name="Default" office:value-type="string" calcext:value-type="string">
            <text:p>[[e],[1,2,3,4,6],[7,5,8],[]] 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table:formula="of:=FREQUENCY([.$B$2:.$B$40321]; [.D10])" office:value-type="float" office:value="6" calcext:value-type="float">
            <text:p>6</text:p>
          </table:table-cell>
          <table:table-cell table:style-name="ce1" table:formula="of:=[.E10]-[.E9]" office:value-type="float" office:value="5" calcext:value-type="float">
            <text:p>5</text:p>
          </table:table-cell>
          <table:table-cell table:style-name="ce2" table:formula="of:=[.F10]/[.$E$30]" office:value-type="float" office:value="0.0025" calcext:value-type="float">
            <text:p>0.0025</text:p>
          </table:table-cell>
          <table:table-cell table:style-name="ce2" table:formula="of:=[.E10]/[.$E$30]" office:value-type="float" office:value="0.003" calcext:value-type="float">
            <text:p>0.0030</text:p>
          </table:table-cell>
        </table:table-row>
        <table:table-row table:style-name="ro1">
          <table:table-cell table:style-name="Default" office:value-type="string" calcext:value-type="string">
            <text:p>[[e],[1,2,3,4,6],[7,8,5],[]] 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table:formula="of:=FREQUENCY([.$B$2:.$B$40321]; [.D11])" office:value-type="float" office:value="6" calcext:value-type="float">
            <text:p>6</text:p>
          </table:table-cell>
          <table:table-cell table:style-name="ce1" table:formula="of:=[.E11]-[.E10]" office:value-type="float" office:value="0" calcext:value-type="float">
            <text:p>0</text:p>
          </table:table-cell>
          <table:table-cell table:style-name="ce2" table:formula="of:=[.F11]/[.$E$30]" office:value-type="float" office:value="0" calcext:value-type="float">
            <text:p>0.0000</text:p>
          </table:table-cell>
          <table:table-cell table:style-name="ce2" table:formula="of:=[.E11]/[.$E$30]" office:value-type="float" office:value="0.003" calcext:value-type="float">
            <text:p>0.0030</text:p>
          </table:table-cell>
        </table:table-row>
        <table:table-row table:style-name="ro1">
          <table:table-cell table:style-name="Default" office:value-type="string" calcext:value-type="string">
            <text:p>[[e],[1,2,3,4,6],[8,5,7],[]] </text:p>
          </table:table-cell>
          <table:table-cell table:style-name="Default" office:value-type="float" office:value="16" calcext:value-type="float">
            <text:p>16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table:formula="of:=FREQUENCY([.$B$2:.$B$40321]; [.D12])" office:value-type="float" office:value="10" calcext:value-type="float">
            <text:p>10</text:p>
          </table:table-cell>
          <table:table-cell table:style-name="ce1" table:formula="of:=[.E12]-[.E11]" office:value-type="float" office:value="4" calcext:value-type="float">
            <text:p>4</text:p>
          </table:table-cell>
          <table:table-cell table:style-name="ce2" table:formula="of:=[.F12]/[.$E$30]" office:value-type="float" office:value="0.002" calcext:value-type="float">
            <text:p>0.0020</text:p>
          </table:table-cell>
          <table:table-cell table:style-name="ce2" table:formula="of:=[.E12]/[.$E$30]" office:value-type="float" office:value="0.005" calcext:value-type="float">
            <text:p>0.0050</text:p>
          </table:table-cell>
        </table:table-row>
        <table:table-row table:style-name="ro1">
          <table:table-cell table:style-name="Default" office:value-type="string" calcext:value-type="string">
            <text:p>[[e],[1,2,3,4,6],[8,7,5],[]] </text:p>
          </table:table-cell>
          <table:table-cell table:style-name="Default" office:value-type="float" office:value="16" calcext:value-type="float">
            <text:p>16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table:formula="of:=FREQUENCY([.$B$2:.$B$40321]; [.D13])" office:value-type="float" office:value="19" calcext:value-type="float">
            <text:p>19</text:p>
          </table:table-cell>
          <table:table-cell table:style-name="ce1" table:formula="of:=[.E13]-[.E12]" office:value-type="float" office:value="9" calcext:value-type="float">
            <text:p>9</text:p>
          </table:table-cell>
          <table:table-cell table:style-name="ce2" table:formula="of:=[.F13]/[.$E$30]" office:value-type="float" office:value="0.0045" calcext:value-type="float">
            <text:p>0.0045</text:p>
          </table:table-cell>
          <table:table-cell table:style-name="ce2" table:formula="of:=[.E13]/[.$E$30]" office:value-type="float" office:value="0.0095" calcext:value-type="float">
            <text:p>0.0095</text:p>
          </table:table-cell>
        </table:table-row>
        <table:table-row table:style-name="ro1">
          <table:table-cell table:style-name="Default" office:value-type="string" calcext:value-type="string">
            <text:p>[[e],[1,2,3,4,7],[5,6,8],[]] 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table:formula="of:=FREQUENCY([.$B$2:.$B$40321]; [.D14])" office:value-type="float" office:value="39" calcext:value-type="float">
            <text:p>39</text:p>
          </table:table-cell>
          <table:table-cell table:style-name="ce1" table:formula="of:=[.E14]-[.E13]" office:value-type="float" office:value="20" calcext:value-type="float">
            <text:p>20</text:p>
          </table:table-cell>
          <table:table-cell table:style-name="ce2" table:formula="of:=[.F14]/[.$E$30]" office:value-type="float" office:value="0.01" calcext:value-type="float">
            <text:p>0.0100</text:p>
          </table:table-cell>
          <table:table-cell table:style-name="ce2" table:formula="of:=[.E14]/[.$E$30]" office:value-type="float" office:value="0.0195" calcext:value-type="float">
            <text:p>0.0195</text:p>
          </table:table-cell>
        </table:table-row>
        <table:table-row table:style-name="ro1">
          <table:table-cell table:style-name="Default" office:value-type="string" calcext:value-type="string">
            <text:p>[[e],[1,2,3,4,7],[5,8,6],[]] </text:p>
          </table:table-cell>
          <table:table-cell table:style-name="Default" office:value-type="float" office:value="13" calcext:value-type="float">
            <text:p>13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table:formula="of:=FREQUENCY([.$B$2:.$B$40321]; [.D15])" office:value-type="float" office:value="70" calcext:value-type="float">
            <text:p>70</text:p>
          </table:table-cell>
          <table:table-cell table:style-name="ce1" table:formula="of:=[.E15]-[.E14]" office:value-type="float" office:value="31" calcext:value-type="float">
            <text:p>31</text:p>
          </table:table-cell>
          <table:table-cell table:style-name="ce2" table:formula="of:=[.F15]/[.$E$30]" office:value-type="float" office:value="0.0155" calcext:value-type="float">
            <text:p>0.0155</text:p>
          </table:table-cell>
          <table:table-cell table:style-name="ce2" table:formula="of:=[.E15]/[.$E$30]" office:value-type="float" office:value="0.035" calcext:value-type="float">
            <text:p>0.0350</text:p>
          </table:table-cell>
        </table:table-row>
        <table:table-row table:style-name="ro1">
          <table:table-cell table:style-name="Default" office:value-type="string" calcext:value-type="string">
            <text:p>[[e],[1,2,3,4,7],[6,5,8],[]] 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table:formula="of:=FREQUENCY([.$B$2:.$B$40321]; [.D16])" office:value-type="float" office:value="147" calcext:value-type="float">
            <text:p>147</text:p>
          </table:table-cell>
          <table:table-cell table:style-name="ce1" table:formula="of:=[.E16]-[.E15]" office:value-type="float" office:value="77" calcext:value-type="float">
            <text:p>77</text:p>
          </table:table-cell>
          <table:table-cell table:style-name="ce2" table:formula="of:=[.F16]/[.$E$30]" office:value-type="float" office:value="0.0385" calcext:value-type="float">
            <text:p>0.0385</text:p>
          </table:table-cell>
          <table:table-cell table:style-name="ce2" table:formula="of:=[.E16]/[.$E$30]" office:value-type="float" office:value="0.0735" calcext:value-type="float">
            <text:p>0.0735</text:p>
          </table:table-cell>
        </table:table-row>
        <table:table-row table:style-name="ro1">
          <table:table-cell table:style-name="Default" office:value-type="string" calcext:value-type="string">
            <text:p>[[e],[1,2,3,4,7],[6,8,5],[]] 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table:formula="of:=FREQUENCY([.$B$2:.$B$40321]; [.D17])" office:value-type="float" office:value="230" calcext:value-type="float">
            <text:p>230</text:p>
          </table:table-cell>
          <table:table-cell table:style-name="ce1" table:formula="of:=[.E17]-[.E16]" office:value-type="float" office:value="83" calcext:value-type="float">
            <text:p>83</text:p>
          </table:table-cell>
          <table:table-cell table:style-name="ce2" table:formula="of:=[.F17]/[.$E$30]" office:value-type="float" office:value="0.0415" calcext:value-type="float">
            <text:p>0.0415</text:p>
          </table:table-cell>
          <table:table-cell table:style-name="ce2" table:formula="of:=[.E17]/[.$E$30]" office:value-type="float" office:value="0.115" calcext:value-type="float">
            <text:p>0.1150</text:p>
          </table:table-cell>
        </table:table-row>
        <table:table-row table:style-name="ro1">
          <table:table-cell table:style-name="Default" office:value-type="string" calcext:value-type="string">
            <text:p>[[e],[1,2,3,4,7],[8,5,6],[]] 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table:formula="of:=FREQUENCY([.$B$2:.$B$40321]; [.D18])" office:value-type="float" office:value="376" calcext:value-type="float">
            <text:p>376</text:p>
          </table:table-cell>
          <table:table-cell table:style-name="ce1" table:formula="of:=[.E18]-[.E17]" office:value-type="float" office:value="146" calcext:value-type="float">
            <text:p>146</text:p>
          </table:table-cell>
          <table:table-cell table:style-name="ce2" table:formula="of:=[.F18]/[.$E$30]" office:value-type="float" office:value="0.073" calcext:value-type="float">
            <text:p>0.0730</text:p>
          </table:table-cell>
          <table:table-cell table:style-name="ce2" table:formula="of:=[.E18]/[.$E$30]" office:value-type="float" office:value="0.188" calcext:value-type="float">
            <text:p>0.1880</text:p>
          </table:table-cell>
        </table:table-row>
        <table:table-row table:style-name="ro1">
          <table:table-cell table:style-name="Default" office:value-type="string" calcext:value-type="string">
            <text:p>[[e],[1,2,3,4,7],[8,6,5],[]] 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" table:formula="of:=FREQUENCY([.$B$2:.$B$40321]; [.D19])" office:value-type="float" office:value="576" calcext:value-type="float">
            <text:p>576</text:p>
          </table:table-cell>
          <table:table-cell table:style-name="ce1" table:formula="of:=[.E19]-[.E18]" office:value-type="float" office:value="200" calcext:value-type="float">
            <text:p>200</text:p>
          </table:table-cell>
          <table:table-cell table:style-name="ce2" table:formula="of:=[.F19]/[.$E$30]" office:value-type="float" office:value="0.1" calcext:value-type="float">
            <text:p>0.1000</text:p>
          </table:table-cell>
          <table:table-cell table:style-name="ce2" table:formula="of:=[.E19]/[.$E$30]" office:value-type="float" office:value="0.288" calcext:value-type="float">
            <text:p>0.2880</text:p>
          </table:table-cell>
        </table:table-row>
        <table:table-row table:style-name="ro1">
          <table:table-cell table:style-name="Default" office:value-type="string" calcext:value-type="string">
            <text:p>[[e],[1,2,3,4,8],[5,6,7],[]] 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table:formula="of:=FREQUENCY([.$B$2:.$B$40321]; [.D20])" office:value-type="float" office:value="871" calcext:value-type="float">
            <text:p>871</text:p>
          </table:table-cell>
          <table:table-cell table:style-name="ce1" table:formula="of:=[.E20]-[.E19]" office:value-type="float" office:value="295" calcext:value-type="float">
            <text:p>295</text:p>
          </table:table-cell>
          <table:table-cell table:style-name="ce2" table:formula="of:=[.F20]/[.$E$30]" office:value-type="float" office:value="0.1475" calcext:value-type="float">
            <text:p>0.1475</text:p>
          </table:table-cell>
          <table:table-cell table:style-name="ce2" table:formula="of:=[.E20]/[.$E$30]" office:value-type="float" office:value="0.4355" calcext:value-type="float">
            <text:p>0.4355</text:p>
          </table:table-cell>
        </table:table-row>
        <table:table-row table:style-name="ro1">
          <table:table-cell table:style-name="Default" office:value-type="string" calcext:value-type="string">
            <text:p>[[e],[1,2,3,4,8],[5,7,6],[]] </text:p>
          </table:table-cell>
          <table:table-cell table:style-name="Default" office:value-type="float" office:value="14" calcext:value-type="float">
            <text:p>14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table:formula="of:=FREQUENCY([.$B$2:.$B$40321]; [.D21])" office:value-type="float" office:value="1146" calcext:value-type="float">
            <text:p>1146</text:p>
          </table:table-cell>
          <table:table-cell table:style-name="ce1" table:formula="of:=[.E21]-[.E20]" office:value-type="float" office:value="275" calcext:value-type="float">
            <text:p>275</text:p>
          </table:table-cell>
          <table:table-cell table:style-name="ce2" table:formula="of:=[.F21]/[.$E$30]" office:value-type="float" office:value="0.1375" calcext:value-type="float">
            <text:p>0.1375</text:p>
          </table:table-cell>
          <table:table-cell table:style-name="ce2" table:formula="of:=[.E21]/[.$E$30]" office:value-type="float" office:value="0.573" calcext:value-type="float">
            <text:p>0.5730</text:p>
          </table:table-cell>
        </table:table-row>
        <table:table-row table:style-name="ro1">
          <table:table-cell table:style-name="Default" office:value-type="string" calcext:value-type="string">
            <text:p>[[e],[1,2,3,4,8],[6,5,7],[]] </text:p>
          </table:table-cell>
          <table:table-cell table:style-name="Default" office:value-type="float" office:value="16" calcext:value-type="float">
            <text:p>16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" table:formula="of:=FREQUENCY([.$B$2:.$B$40321]; [.D22])" office:value-type="float" office:value="1453" calcext:value-type="float">
            <text:p>1453</text:p>
          </table:table-cell>
          <table:table-cell table:style-name="ce1" table:formula="of:=[.E22]-[.E21]" office:value-type="float" office:value="307" calcext:value-type="float">
            <text:p>307</text:p>
          </table:table-cell>
          <table:table-cell table:style-name="ce2" table:formula="of:=[.F22]/[.$E$30]" office:value-type="float" office:value="0.1535" calcext:value-type="float">
            <text:p>0.1535</text:p>
          </table:table-cell>
          <table:table-cell table:style-name="ce2" table:formula="of:=[.E22]/[.$E$30]" office:value-type="float" office:value="0.7265" calcext:value-type="float">
            <text:p>0.7265</text:p>
          </table:table-cell>
        </table:table-row>
        <table:table-row table:style-name="ro1">
          <table:table-cell table:style-name="Default" office:value-type="string" calcext:value-type="string">
            <text:p>[[e],[1,2,3,4,8],[6,7,5],[]] </text:p>
          </table:table-cell>
          <table:table-cell table:style-name="Default" office:value-type="float" office:value="16" calcext:value-type="float">
            <text:p>16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" table:formula="of:=FREQUENCY([.$B$2:.$B$40321]; [.D23])" office:value-type="float" office:value="1669" calcext:value-type="float">
            <text:p>1669</text:p>
          </table:table-cell>
          <table:table-cell table:style-name="ce1" table:formula="of:=[.E23]-[.E22]" office:value-type="float" office:value="216" calcext:value-type="float">
            <text:p>216</text:p>
          </table:table-cell>
          <table:table-cell table:style-name="ce2" table:formula="of:=[.F23]/[.$E$30]" office:value-type="float" office:value="0.108" calcext:value-type="float">
            <text:p>0.1080</text:p>
          </table:table-cell>
          <table:table-cell table:style-name="ce2" table:formula="of:=[.E23]/[.$E$30]" office:value-type="float" office:value="0.8345" calcext:value-type="float">
            <text:p>0.8345</text:p>
          </table:table-cell>
        </table:table-row>
        <table:table-row table:style-name="ro1">
          <table:table-cell table:style-name="Default" office:value-type="string" calcext:value-type="string">
            <text:p>[[e],[1,2,3,4,8],[7,5,6],[]] </text:p>
          </table:table-cell>
          <table:table-cell table:style-name="Default" office:value-type="float" office:value="18" calcext:value-type="float">
            <text:p>18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table:formula="of:=FREQUENCY([.$B$2:.$B$40321]; [.D24])" office:value-type="float" office:value="1838" calcext:value-type="float">
            <text:p>1838</text:p>
          </table:table-cell>
          <table:table-cell table:style-name="ce1" table:formula="of:=[.E24]-[.E23]" office:value-type="float" office:value="169" calcext:value-type="float">
            <text:p>169</text:p>
          </table:table-cell>
          <table:table-cell table:style-name="ce2" table:formula="of:=[.F24]/[.$E$30]" office:value-type="float" office:value="0.0845" calcext:value-type="float">
            <text:p>0.0845</text:p>
          </table:table-cell>
          <table:table-cell table:style-name="ce2" table:formula="of:=[.E24]/[.$E$30]" office:value-type="float" office:value="0.919" calcext:value-type="float">
            <text:p>0.9190</text:p>
          </table:table-cell>
        </table:table-row>
        <table:table-row table:style-name="ro1">
          <table:table-cell table:style-name="Default" office:value-type="string" calcext:value-type="string">
            <text:p>[[e],[1,2,3,4,8],[7,6,5],[]] </text:p>
          </table:table-cell>
          <table:table-cell table:style-name="Default" office:value-type="float" office:value="18" calcext:value-type="float">
            <text:p>18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table:formula="of:=FREQUENCY([.$B$2:.$B$40321]; [.D25])" office:value-type="float" office:value="1949" calcext:value-type="float">
            <text:p>1949</text:p>
          </table:table-cell>
          <table:table-cell table:style-name="ce1" table:formula="of:=[.E25]-[.E24]" office:value-type="float" office:value="111" calcext:value-type="float">
            <text:p>111</text:p>
          </table:table-cell>
          <table:table-cell table:style-name="ce2" table:formula="of:=[.F25]/[.$E$30]" office:value-type="float" office:value="0.0555" calcext:value-type="float">
            <text:p>0.0555</text:p>
          </table:table-cell>
          <table:table-cell table:style-name="ce2" table:formula="of:=[.E25]/[.$E$30]" office:value-type="float" office:value="0.9745" calcext:value-type="float">
            <text:p>0.9745</text:p>
          </table:table-cell>
        </table:table-row>
        <table:table-row table:style-name="ro1">
          <table:table-cell table:style-name="Default" office:value-type="string" calcext:value-type="string">
            <text:p>[[e],[1,2,3,5,4],[6,7,8],[]] 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" table:formula="of:=FREQUENCY([.$B$2:.$B$40321]; [.D26])" office:value-type="float" office:value="1990" calcext:value-type="float">
            <text:p>1990</text:p>
          </table:table-cell>
          <table:table-cell table:style-name="ce1" table:formula="of:=[.E26]-[.E25]" office:value-type="float" office:value="41" calcext:value-type="float">
            <text:p>41</text:p>
          </table:table-cell>
          <table:table-cell table:style-name="ce2" table:formula="of:=[.F26]/[.$E$30]" office:value-type="float" office:value="0.0205" calcext:value-type="float">
            <text:p>0.0205</text:p>
          </table:table-cell>
          <table:table-cell table:style-name="ce2" table:formula="of:=[.E26]/[.$E$30]" office:value-type="float" office:value="0.995" calcext:value-type="float">
            <text:p>0.9950</text:p>
          </table:table-cell>
        </table:table-row>
        <table:table-row table:style-name="ro1">
          <table:table-cell table:style-name="Default" office:value-type="string" calcext:value-type="string">
            <text:p>[[e],[1,2,3,5,4],[6,8,7],[]] </text:p>
          </table:table-cell>
          <table:table-cell table:style-name="Default" office:value-type="float" office:value="14" calcext:value-type="float">
            <text:p>14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table:style-name="ce1" table:formula="of:=FREQUENCY([.$B$2:.$B$40321]; [.D27])" office:value-type="float" office:value="1999" calcext:value-type="float">
            <text:p>1999</text:p>
          </table:table-cell>
          <table:table-cell table:style-name="ce1" table:formula="of:=[.E27]-[.E26]" office:value-type="float" office:value="9" calcext:value-type="float">
            <text:p>9</text:p>
          </table:table-cell>
          <table:table-cell table:style-name="ce2" table:formula="of:=[.F27]/[.$E$30]" office:value-type="float" office:value="0.0045" calcext:value-type="float">
            <text:p>0.0045</text:p>
          </table:table-cell>
          <table:table-cell table:style-name="ce2" table:formula="of:=[.E27]/[.$E$30]" office:value-type="float" office:value="0.9995" calcext:value-type="float">
            <text:p>0.9995</text:p>
          </table:table-cell>
        </table:table-row>
        <table:table-row table:style-name="ro1">
          <table:table-cell table:style-name="Default" office:value-type="string" calcext:value-type="string">
            <text:p>[[e],[1,2,3,5,4],[7,6,8],[]] </text:p>
          </table:table-cell>
          <table:table-cell table:style-name="Default" office:value-type="float" office:value="13" calcext:value-type="float">
            <text:p>13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style-name="ce1" table:formula="of:=FREQUENCY([.$B$2:.$B$40321]; [.D28])" office:value-type="float" office:value="2000" calcext:value-type="float">
            <text:p>2000</text:p>
          </table:table-cell>
          <table:table-cell table:style-name="ce1" table:formula="of:=[.E28]-[.E27]" office:value-type="float" office:value="1" calcext:value-type="float">
            <text:p>1</text:p>
          </table:table-cell>
          <table:table-cell table:style-name="ce2" table:formula="of:=[.F28]/[.$E$30]" office:value-type="float" office:value="0.0005" calcext:value-type="float">
            <text:p>0.0005</text:p>
          </table:table-cell>
          <table:table-cell table:style-name="ce2" table:formula="of:=[.E28]/[.$E$30]" office:value-type="float" office:value="1" calcext:value-type="float">
            <text:p>1.0000</text:p>
          </table:table-cell>
        </table:table-row>
        <table:table-row table:style-name="ro1">
          <table:table-cell table:style-name="Default" office:value-type="string" calcext:value-type="string">
            <text:p>[[e],[1,2,3,5,4],[7,8,6],[]] </text:p>
          </table:table-cell>
          <table:table-cell table:style-name="Default" office:value-type="float" office:value="13" calcext:value-type="float">
            <text:p>13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table:style-name="ce1" table:formula="of:=FREQUENCY([.$B$2:.$B$40321]; [.D29])" office:value-type="float" office:value="2000" calcext:value-type="float">
            <text:p>2000</text:p>
          </table:table-cell>
          <table:table-cell table:style-name="ce1" table:formula="of:=[.E29]-[.E28]" office:value-type="float" office:value="0" calcext:value-type="float">
            <text:p>0</text:p>
          </table:table-cell>
          <table:table-cell table:style-name="ce2" table:formula="of:=[.F29]/[.$E$30]" office:value-type="float" office:value="0" calcext:value-type="float">
            <text:p>0.0000</text:p>
          </table:table-cell>
          <table:table-cell table:style-name="ce2" table:formula="of:=[.E29]/[.$E$30]" office:value-type="float" office:value="1" calcext:value-type="float">
            <text:p>1.0000</text:p>
          </table:table-cell>
        </table:table-row>
        <table:table-row table:style-name="ro1">
          <table:table-cell table:style-name="Default" office:value-type="string" calcext:value-type="string">
            <text:p>[[e],[1,2,3,5,4],[8,6,7],[]] </text:p>
          </table:table-cell>
          <table:table-cell table:style-name="Default" office:value-type="float" office:value="14" calcext:value-type="float">
            <text:p>14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table:formula="of:=FREQUENCY([.$B$2:.$B$40321]; [.D30])" office:value-type="float" office:value="2000" calcext:value-type="float">
            <text:p>2000</text:p>
          </table:table-cell>
          <table:table-cell table:style-name="ce1" table:formula="of:=[.E30]-[.E29]" office:value-type="float" office:value="0" calcext:value-type="float">
            <text:p>0</text:p>
          </table:table-cell>
          <table:table-cell table:style-name="ce2" table:formula="of:=[.F30]/[.$E$30]" office:value-type="float" office:value="0" calcext:value-type="float">
            <text:p>0.0000</text:p>
          </table:table-cell>
          <table:table-cell table:style-name="ce2" table:formula="of:=[.E30]/[.$E$30]" office:value-type="float" office:value="1" calcext:value-type="float">
            <text:p>1.0000</text:p>
          </table:table-cell>
        </table:table-row>
        <table:table-row table:style-name="ro1">
          <table:table-cell table:style-name="Default" office:value-type="string" calcext:value-type="string">
            <text:p>[[e],[1,2,3,5,4],[8,7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5,6],[4,7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5,6],[4,8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5,6],[7,4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5,6],[7,8,4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5,6],[8,4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5,6],[8,7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5,7],[4,6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5,7],[4,8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5,7],[6,4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5,7],[6,8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5,7],[8,4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5,7],[8,6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5,8],[4,6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5,8],[4,7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5,8],[6,4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5,8],[6,7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5,8],[7,4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5,8],[7,6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4],[5,7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4],[5,8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4],[7,5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4],[7,8,5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4],[8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4],[8,7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5],[4,7,8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5],[4,8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5],[7,4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5],[7,8,4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5],[8,4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5],[8,7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7],[4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7],[4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7],[5,4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7],[5,8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7],[8,4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7],[8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8],[4,5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8],[4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8],[5,4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8],[5,7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8],[7,4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8],[7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4],[5,6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4],[5,8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4],[6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4],[6,8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4],[8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4],[8,6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5],[4,6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5],[4,8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5],[6,4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5],[6,8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5],[8,4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5],[8,6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6],[4,5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6],[4,8,5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6],[5,4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6],[5,8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6],[8,4,5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6],[8,5,4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8],[4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8],[4,6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8],[5,4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8],[5,6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8],[6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8],[6,5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4],[5,6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4],[5,7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4],[6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4],[6,7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4],[7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4],[7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5],[4,6,7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5],[4,7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5],[6,4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5],[6,7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5],[7,4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5],[7,6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6],[4,5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6],[4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6],[5,4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6],[5,7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6],[7,4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6],[7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7],[4,5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7],[4,6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7],[5,4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7],[5,6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7],[6,4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7],[6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5],[6,7,8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5],[6,8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5],[7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5],[7,8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5],[8,6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5],[8,7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6],[5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6],[5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6],[7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6],[7,8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6],[8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6],[8,7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7],[5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7],[5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7],[6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7],[6,8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7],[8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7],[8,6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8],[5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8],[5,7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8],[6,5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8],[6,7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8],[7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8],[7,6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3],[6,7,8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3],[6,8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3],[7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3],[7,8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3],[8,6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3],[8,7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6],[3,7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6],[3,8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6],[7,3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6],[7,8,3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6],[8,3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6],[8,7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7],[3,6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7],[3,8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7],[6,3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7],[6,8,3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7],[8,3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7],[8,6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8],[3,6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8],[3,7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8],[6,3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8],[6,7,3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8],[7,3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8],[7,6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3],[5,7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3],[5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3],[7,5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3],[7,8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3],[8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3],[8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5],[3,7,8],[]]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5],[3,8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5],[7,3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5],[7,8,3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5],[8,3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5],[8,7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7],[3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7],[3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7],[5,3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7],[5,8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7],[8,3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7],[8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8],[3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8],[3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8],[5,3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8],[5,7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8],[7,3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8],[7,5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3],[5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3],[5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3],[6,5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3],[6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3],[8,5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3],[8,6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5],[3,6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5],[3,8,6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5],[6,3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5],[6,8,3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5],[8,3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5],[8,6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6],[3,5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6],[3,8,5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6],[5,3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6],[5,8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6],[8,3,5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6],[8,5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8],[3,5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8],[3,6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8],[5,3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8],[5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8],[6,3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8],[6,5,3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3],[5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3],[5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3],[6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3],[6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3],[7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3],[7,6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5],[3,6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5],[3,7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5],[6,3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5],[6,7,3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5],[7,3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5],[7,6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6],[3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6],[3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6],[5,3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6],[5,7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6],[7,3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6],[7,5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7],[3,5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7],[3,6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7],[5,3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7],[5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7],[6,3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7],[6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4],[6,7,8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4],[6,8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4],[7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4],[7,8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4],[8,6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4],[8,7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6],[4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6],[4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6],[7,4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6],[7,8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6],[8,4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6],[8,7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7],[4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7],[4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7],[6,4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7],[6,8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7],[8,4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7],[8,6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8],[4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8],[4,7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8],[6,4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8],[6,7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8],[7,4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8],[7,6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3],[6,7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3],[6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3],[7,6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3],[7,8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3],[8,6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3],[8,7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6],[3,7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6],[3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6],[7,3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6],[7,8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6],[8,3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6],[8,7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7],[3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7],[3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7],[6,3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7],[6,8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7],[8,3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7],[8,6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8],[3,6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8],[3,7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8],[6,3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8],[6,7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8],[7,3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8],[7,6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3],[4,7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3],[4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3],[7,4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3],[7,8,4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3],[8,4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3],[8,7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4],[3,7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4],[3,8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4],[7,3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4],[7,8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4],[8,3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4],[8,7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7],[3,4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7],[3,8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7],[4,3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7],[4,8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7],[8,3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7],[8,4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8],[3,4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8],[3,7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8],[4,3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8],[4,7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8],[7,3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8],[7,4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3],[4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3],[4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3],[6,4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3],[6,8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3],[8,4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3],[8,6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4],[3,6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4],[3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4],[6,3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4],[6,8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4],[8,3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4],[8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6],[3,4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6],[3,8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6],[4,3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6],[4,8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6],[8,3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6],[8,4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8],[3,4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8],[3,6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8],[4,3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8],[4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8],[6,3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8],[6,4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3],[4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3],[4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3],[6,4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3],[6,7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3],[7,4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3],[7,6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4],[3,6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4],[3,7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4],[6,3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4],[6,7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4],[7,3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4],[7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6],[3,4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6],[3,7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6],[4,3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6],[4,7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6],[7,3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6],[7,4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7],[3,4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7],[3,6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7],[4,3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7],[4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7],[6,3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7],[6,4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4],[5,7,8],[]]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4],[5,8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4],[7,5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4],[7,8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4],[8,5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4],[8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5],[4,7,8],[]]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5],[4,8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5],[7,4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5],[7,8,4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5],[8,4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5],[8,7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7],[4,5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7],[4,8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7],[5,4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7],[5,8,4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7],[8,4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7],[8,5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8],[4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8],[4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8],[5,4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8],[5,7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8],[7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8],[7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3],[5,7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3],[5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3],[7,5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3],[7,8,5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3],[8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3],[8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5],[3,7,8],[]] 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5],[3,8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5],[7,3,8],[]]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5],[7,8,3],[]]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5],[8,3,7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5],[8,7,3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7],[3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7],[3,8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7],[5,3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7],[5,8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7],[8,3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7],[8,5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8],[3,5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8],[3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8],[5,3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8],[5,7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8],[7,3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8],[7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3],[4,7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3],[4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3],[7,4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3],[7,8,4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3],[8,4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3],[8,7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4],[3,7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4],[3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4],[7,3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4],[7,8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4],[8,3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4],[8,7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7],[3,4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7],[3,8,4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7],[4,3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7],[4,8,3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7],[8,3,4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7],[8,4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8],[3,4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8],[3,7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8],[4,3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8],[4,7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8],[7,3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8],[7,4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3],[4,5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3],[4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3],[5,4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3],[5,8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3],[8,4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3],[8,5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4],[3,5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4],[3,8,5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4],[5,3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4],[5,8,3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4],[8,3,5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4],[8,5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5],[3,4,8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5],[3,8,4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5],[4,3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5],[4,8,3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5],[8,3,4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5],[8,4,3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8],[3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8],[3,5,4],[]]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8],[4,3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8],[4,5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8],[5,3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8],[5,4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3],[4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3],[4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3],[5,4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3],[5,7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3],[7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3],[7,5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4],[3,5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4],[3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4],[5,3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4],[5,7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4],[7,3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4],[7,5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5],[3,4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5],[3,7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5],[4,3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5],[4,7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5],[7,3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5],[7,4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7],[3,4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7],[3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7],[4,3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7],[4,5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7],[5,3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7],[5,4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4],[5,6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4],[5,8,6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4],[6,5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4],[6,8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4],[8,5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4],[8,6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5],[4,6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5],[4,8,6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5],[6,4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5],[6,8,4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5],[8,4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5],[8,6,4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6],[4,5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6],[4,8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6],[5,4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6],[5,8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6],[8,4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6],[8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8],[4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8],[4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8],[5,4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8],[5,6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8],[6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8],[6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3],[5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3],[5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3],[6,5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3],[6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3],[8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3],[8,6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5],[3,6,8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5],[3,8,6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5],[6,3,8],[]]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5],[6,8,3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5],[8,3,6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5],[8,6,3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6],[3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6],[3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6],[5,3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6],[5,8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6],[8,3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6],[8,5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8],[3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8],[3,6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8],[5,3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8],[5,6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8],[6,3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8],[6,5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3],[4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3],[4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3],[6,4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3],[6,8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3],[8,4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3],[8,6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4],[3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4],[3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4],[6,3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4],[6,8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4],[8,3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4],[8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6],[3,4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6],[3,8,4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6],[4,3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6],[4,8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6],[8,3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6],[8,4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8],[3,4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8],[3,6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8],[4,3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8],[4,6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8],[6,3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8],[6,4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3],[4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3],[4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3],[5,4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3],[5,8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3],[8,4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3],[8,5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4],[3,5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4],[3,8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4],[5,3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4],[5,8,3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4],[8,3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4],[8,5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5],[3,4,8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5],[3,8,4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5],[4,3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5],[4,8,3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5],[8,3,4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5],[8,4,3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8],[3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8],[3,5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8],[4,3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8],[4,5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8],[5,3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8],[5,4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3],[4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3],[4,6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3],[5,4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3],[5,6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3],[6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3],[6,5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4],[3,5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4],[3,6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4],[5,3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4],[5,6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4],[6,3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4],[6,5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5],[3,4,6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5],[3,6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5],[4,3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5],[4,6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5],[6,3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5],[6,4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6],[3,4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6],[3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6],[4,3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6],[4,5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6],[5,3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6],[5,4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4],[5,6,7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4],[5,7,6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4],[6,5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4],[6,7,5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4],[7,5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4],[7,6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5],[4,6,7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5],[4,7,6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5],[6,4,7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5],[6,7,4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5],[7,4,6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5],[7,6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6],[4,5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6],[4,7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6],[5,4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6],[5,7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6],[7,4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6],[7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7],[4,5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7],[4,6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7],[5,4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7],[5,6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7],[6,4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7],[6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3],[5,6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3],[5,7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3],[6,5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3],[6,7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3],[7,5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3],[7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5],[3,6,7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5],[3,7,6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5],[6,3,7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5],[6,7,3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5],[7,3,6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5],[7,6,3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6],[3,5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6],[3,7,5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6],[5,3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6],[5,7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6],[7,3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6],[7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7],[3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7],[3,6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7],[5,3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7],[5,6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7],[6,3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7],[6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3],[4,6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3],[4,7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3],[6,4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3],[6,7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3],[7,4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3],[7,6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4],[3,6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4],[3,7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4],[6,3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4],[6,7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4],[7,3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4],[7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6],[3,4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6],[3,7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6],[4,3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6],[4,7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6],[7,3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6],[7,4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7],[3,4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7],[3,6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7],[4,3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7],[4,6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7],[6,3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7],[6,4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3],[4,5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3],[4,7,5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3],[5,4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3],[5,7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3],[7,4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3],[7,5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4],[3,5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4],[3,7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4],[5,3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4],[5,7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4],[7,3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4],[7,5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5],[3,4,7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5],[3,7,4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5],[4,3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5],[4,7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5],[7,3,4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5],[7,4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7],[3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7],[3,5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7],[4,3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7],[4,5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7],[5,3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7],[5,4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3],[4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3],[4,6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3],[5,4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3],[5,6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3],[6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3],[6,5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4],[3,5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4],[3,6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4],[5,3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4],[5,6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4],[6,3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4],[6,5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5],[3,4,6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5],[3,6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5],[4,3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5],[4,6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5],[6,3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5],[6,4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6],[3,4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6],[3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6],[4,3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6],[4,5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6],[5,3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6],[5,4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5],[6,7,8],[]] 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5],[6,8,7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5],[7,6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5],[7,8,6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5],[8,6,7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5],[8,7,6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6],[5,7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6],[5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6],[7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6],[7,8,5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6],[8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6],[8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7],[5,6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7],[5,8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7],[6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7],[6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7],[8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7],[8,6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8],[5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8],[5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8],[6,5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8],[6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8],[7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8],[7,6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4],[6,7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4],[6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4],[7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4],[7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4],[8,6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4],[8,7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6],[4,7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6],[4,8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6],[7,4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6],[7,8,4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6],[8,4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6],[8,7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7],[4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7],[4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7],[6,4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7],[6,8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7],[8,4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7],[8,6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8],[4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8],[4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8],[6,4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8],[6,7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8],[7,4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8],[7,6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4],[5,7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4],[5,8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4],[7,5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4],[7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4],[8,5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4],[8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5],[4,7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5],[4,8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5],[7,4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5],[7,8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5],[8,4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5],[8,7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7],[4,5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7],[4,8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7],[5,4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7],[5,8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7],[8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7],[8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8],[4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8],[4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8],[5,4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8],[5,7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8],[7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8],[7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4],[5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4],[5,8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4],[6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4],[6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4],[8,5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4],[8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5],[4,6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5],[4,8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5],[6,4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5],[6,8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5],[8,4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5],[8,6,4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6],[4,5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6],[4,8,5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6],[5,4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6],[5,8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6],[8,4,5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6],[8,5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8],[4,5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8],[4,6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8],[5,4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8],[5,6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8],[6,4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8],[6,5,4],[]]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4],[5,6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4],[5,7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4],[6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4],[6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4],[7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4],[7,6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5],[4,6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5],[4,7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5],[6,4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5],[6,7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5],[7,4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5],[7,6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6],[4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6],[4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6],[5,4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6],[5,7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6],[7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6],[7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7],[4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7],[4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7],[5,4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7],[5,6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7],[6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7],[6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5],[6,7,8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5],[6,8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5],[7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5],[7,8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5],[8,6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5],[8,7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6],[5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6],[5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6],[7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6],[7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6],[8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6],[8,7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7],[5,6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7],[5,8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7],[6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7],[6,8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7],[8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7],[8,6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8],[5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8],[5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8],[6,5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8],[6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8],[7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8],[7,6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2],[6,7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2],[6,8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2],[7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2],[7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2],[8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2],[8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6],[2,7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6],[2,8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6],[7,2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6],[7,8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6],[8,2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6],[8,7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7],[2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7],[2,8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7],[6,2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7],[6,8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7],[8,2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7],[8,6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8],[2,6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8],[2,7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8],[6,2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8],[6,7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8],[7,2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8],[7,6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2],[5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2],[5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2],[7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2],[7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2],[8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2],[8,7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5],[2,7,8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5],[2,8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5],[7,2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5],[7,8,2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5],[8,2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5],[8,7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7],[2,5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7],[2,8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7],[5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7],[5,8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7],[8,2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7],[8,5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8],[2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8],[2,7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8],[5,2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8],[5,7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8],[7,2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8],[7,5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2],[5,6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2],[5,8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2],[6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2],[6,8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2],[8,5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2],[8,6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5],[2,6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5],[2,8,6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5],[6,2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5],[6,8,2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5],[8,2,6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5],[8,6,2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6],[2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6],[2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6],[5,2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6],[5,8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6],[8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6],[8,5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8],[2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8],[2,6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8],[5,2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8],[5,6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8],[6,2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8],[6,5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2],[5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2],[5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2],[6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2],[6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2],[7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2],[7,6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5],[2,6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5],[2,7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5],[6,2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5],[6,7,2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5],[7,2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5],[7,6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6],[2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6],[2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6],[5,2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6],[5,7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6],[7,2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6],[7,5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7],[2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7],[2,6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7],[5,2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7],[5,6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7],[6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7],[6,5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4],[6,7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4],[6,8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4],[7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4],[7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4],[8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4],[8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6],[4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6],[4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6],[7,4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6],[7,8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6],[8,4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6],[8,7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7],[4,6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7],[4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7],[6,4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7],[6,8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7],[8,4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7],[8,6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8],[4,6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8],[4,7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8],[6,4,7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8],[6,7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8],[7,4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8],[7,6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2],[6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2],[6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2],[7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2],[7,8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2],[8,6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2],[8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6],[2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6],[2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6],[7,2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6],[7,8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6],[8,2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6],[8,7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7],[2,6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7],[2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7],[6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7],[6,8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7],[8,2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7],[8,6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8],[2,6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8],[2,7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8],[6,2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8],[6,7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8],[7,2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8],[7,6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2],[4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2],[4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2],[7,4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2],[7,8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2],[8,4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2],[8,7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4],[2,7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4],[2,8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4],[7,2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4],[7,8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4],[8,2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4],[8,7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7],[2,4,8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7],[2,8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7],[4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7],[4,8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7],[8,2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7],[8,4,2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8],[2,4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8],[2,7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8],[4,2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8],[4,7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8],[7,2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8],[7,4,2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2],[4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2],[4,8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2],[6,4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2],[6,8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2],[8,4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2],[8,6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4],[2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4],[2,8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4],[6,2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4],[6,8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4],[8,2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4],[8,6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6],[2,4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6],[2,8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6],[4,2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6],[4,8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6],[8,2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6],[8,4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8],[2,4,6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8],[2,6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8],[4,2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8],[4,6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8],[6,2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8],[6,4,2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2],[4,6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2],[4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2],[6,4,7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2],[6,7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2],[7,4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2],[7,6,4],[]]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4],[2,6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4],[2,7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4],[6,2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4],[6,7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4],[7,2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4],[7,6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6],[2,4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6],[2,7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6],[4,2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6],[4,7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6],[7,2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6],[7,4,2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7],[2,4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7],[2,6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7],[4,2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7],[4,6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7],[6,2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7],[6,4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4],[5,7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4],[5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4],[7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4],[7,8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4],[8,5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4],[8,7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5],[4,7,8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5],[4,8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5],[7,4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5],[7,8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5],[8,4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5],[8,7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7],[4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7],[4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7],[5,4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7],[5,8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7],[8,4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7],[8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8],[4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8],[4,7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8],[5,4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8],[5,7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8],[7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8],[7,5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2],[5,7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2],[5,8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2],[7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2],[7,8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2],[8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2],[8,7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5],[2,7,8],[]] 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5],[2,8,7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5],[7,2,8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5],[7,8,2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5],[8,2,7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5],[8,7,2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7],[2,5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7],[2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7],[5,2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7],[5,8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7],[8,2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7],[8,5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8],[2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8],[2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8],[5,2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8],[5,7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8],[7,2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8],[7,5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2],[4,7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2],[4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2],[7,4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2],[7,8,4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2],[8,4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2],[8,7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4],[2,7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4],[2,8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4],[7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4],[7,8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4],[8,2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4],[8,7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7],[2,4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7],[2,8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7],[4,2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7],[4,8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7],[8,2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7],[8,4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8],[2,4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8],[2,7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8],[4,2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8],[4,7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8],[7,2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8],[7,4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2],[4,5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2],[4,8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2],[5,4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2],[5,8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2],[8,4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2],[8,5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4],[2,5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4],[2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4],[5,2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4],[5,8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4],[8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4],[8,5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5],[2,4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5],[2,8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5],[4,2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5],[4,8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5],[8,2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5],[8,4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8],[2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8],[2,5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8],[4,2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8],[4,5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8],[5,2,4],[]] 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8],[5,4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2],[4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2],[4,7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2],[5,4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2],[5,7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2],[7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2],[7,5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4],[2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4],[2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4],[5,2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4],[5,7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4],[7,2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4],[7,5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5],[2,4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5],[2,7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5],[4,2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5],[4,7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5],[7,2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5],[7,4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7],[2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7],[2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7],[4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7],[4,5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7],[5,2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7],[5,4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4],[5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4],[5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4],[6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4],[6,8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4],[8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4],[8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5],[4,6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5],[4,8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5],[6,4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5],[6,8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5],[8,4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5],[8,6,4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6],[4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6],[4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6],[5,4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6],[5,8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6],[8,4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6],[8,5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8],[4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8],[4,6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8],[5,4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8],[5,6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8],[6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8],[6,5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2],[5,6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2],[5,8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2],[6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2],[6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2],[8,5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2],[8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5],[2,6,8],[]]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5],[2,8,6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5],[6,2,8],[]]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5],[6,8,2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5],[8,2,6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5],[8,6,2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6],[2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6],[2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6],[5,2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6],[5,8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6],[8,2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6],[8,5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8],[2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8],[2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8],[5,2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8],[5,6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8],[6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8],[6,5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2],[4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2],[4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2],[6,4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2],[6,8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2],[8,4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2],[8,6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4],[2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4],[2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4],[6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4],[6,8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4],[8,2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4],[8,6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6],[2,4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6],[2,8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6],[4,2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6],[4,8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6],[8,2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6],[8,4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8],[2,4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8],[2,6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8],[4,2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8],[4,6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8],[6,2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8],[6,4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2],[4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2],[4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2],[5,4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2],[5,8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2],[8,4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2],[8,5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4],[2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4],[2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4],[5,2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4],[5,8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4],[8,2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4],[8,5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5],[2,4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5],[2,8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5],[4,2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5],[4,8,2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5],[8,2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5],[8,4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8],[2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8],[2,5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8],[4,2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8],[4,5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8],[5,2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8],[5,4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2],[4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2],[4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2],[5,4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2],[5,6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2],[6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2],[6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4],[2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4],[2,6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4],[5,2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4],[5,6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4],[6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4],[6,5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5],[2,4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5],[2,6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5],[4,2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5],[4,6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5],[6,2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5],[6,4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6],[2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6],[2,5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6],[4,2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6],[4,5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6],[5,2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6],[5,4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4],[5,6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4],[5,7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4],[6,5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4],[6,7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4],[7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4],[7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5],[4,6,7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5],[4,7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5],[6,4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5],[6,7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5],[7,4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5],[7,6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6],[4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6],[4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6],[5,4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6],[5,7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6],[7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6],[7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7],[4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7],[4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7],[5,4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7],[5,6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7],[6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7],[6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2],[5,6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2],[5,7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2],[6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2],[6,7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2],[7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2],[7,6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5],[2,6,7],[]]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5],[2,7,6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5],[6,2,7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5],[6,7,2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5],[7,2,6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5],[7,6,2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6],[2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6],[2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6],[5,2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6],[5,7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6],[7,2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6],[7,5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7],[2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7],[2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7],[5,2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7],[5,6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7],[6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7],[6,5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2],[4,6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2],[4,7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2],[6,4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2],[6,7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2],[7,4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2],[7,6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4],[2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4],[2,7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4],[6,2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4],[6,7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4],[7,2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4],[7,6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6],[2,4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6],[2,7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6],[4,2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6],[4,7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6],[7,2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6],[7,4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7],[2,4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7],[2,6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7],[4,2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7],[4,6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7],[6,2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7],[6,4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2],[4,5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2],[4,7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2],[5,4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2],[5,7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2],[7,4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2],[7,5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4],[2,5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4],[2,7,5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4],[5,2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4],[5,7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4],[7,2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4],[7,5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5],[2,4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5],[2,7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5],[4,2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5],[4,7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5],[7,2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5],[7,4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7],[2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7],[2,5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7],[4,2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7],[4,5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7],[5,2,4],[]]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7],[5,4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2],[4,5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2],[4,6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2],[5,4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2],[5,6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2],[6,4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2],[6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4],[2,5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4],[2,6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4],[5,2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4],[5,6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4],[6,2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4],[6,5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5],[2,4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5],[2,6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5],[4,2,6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5],[4,6,2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5],[6,2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5],[6,4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6],[2,4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6],[2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6],[4,2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6],[4,5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6],[5,2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6],[5,4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5],[6,7,8],[]] 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5],[6,8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5],[7,6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5],[7,8,6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5],[8,6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5],[8,7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6],[5,7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6],[5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6],[7,5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6],[7,8,5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6],[8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6],[8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7],[5,6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7],[5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7],[6,5,8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7],[6,8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7],[8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7],[8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8],[5,6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8],[5,7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8],[6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8],[6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8],[7,5,6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8],[7,6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3],[6,7,8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3],[6,8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3],[7,6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3],[7,8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3],[8,6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3],[8,7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6],[3,7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6],[3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6],[7,3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6],[7,8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6],[8,3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6],[8,7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7],[3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7],[3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7],[6,3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7],[6,8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7],[8,3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7],[8,6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8],[3,6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8],[3,7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8],[6,3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8],[6,7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8],[7,3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8],[7,6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3],[5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3],[5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3],[7,5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3],[7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3],[8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3],[8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5],[3,7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5],[3,8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5],[7,3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5],[7,8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5],[8,3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5],[8,7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7],[3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7],[3,8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7],[5,3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7],[5,8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7],[8,3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7],[8,5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8],[3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8],[3,7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8],[5,3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8],[5,7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8],[7,3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8],[7,5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3],[5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3],[5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3],[6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3],[6,8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3],[8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3],[8,6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5],[3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5],[3,8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5],[6,3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5],[6,8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5],[8,3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5],[8,6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6],[3,5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6],[3,8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6],[5,3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6],[5,8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6],[8,3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6],[8,5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8],[3,5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8],[3,6,5],[]]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8],[5,3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8],[5,6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8],[6,3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8],[6,5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3],[5,6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3],[5,7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3],[6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3],[6,7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3],[7,5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3],[7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5],[3,6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5],[3,7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5],[6,3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5],[6,7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5],[7,3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5],[7,6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6],[3,5,7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6],[3,7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6],[5,3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6],[5,7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6],[7,3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6],[7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7],[3,5,6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7],[3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7],[5,3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7],[5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7],[6,3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7],[6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5],[6,7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5],[6,8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5],[7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5],[7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5],[8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5],[8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6],[5,7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6],[5,8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6],[7,5,8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6],[7,8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6],[8,5,7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6],[8,7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7],[5,6,8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7],[5,8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7],[6,5,8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7],[6,8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7],[8,5,6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7],[8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8],[5,6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8],[5,7,6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8],[6,5,7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8],[6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8],[7,5,6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8],[7,6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2],[6,7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2],[6,8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2],[7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2],[7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2],[8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2],[8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6],[2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6],[2,8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6],[7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6],[7,8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6],[8,2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6],[8,7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7],[2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7],[2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7],[6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7],[6,8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7],[8,2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7],[8,6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8],[2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8],[2,7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8],[6,2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8],[6,7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8],[7,2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8],[7,6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2],[5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2],[5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2],[7,5,8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2],[7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2],[8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2],[8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5],[2,7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5],[2,8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5],[7,2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5],[7,8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5],[8,2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5],[8,7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7],[2,5,8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7],[2,8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7],[5,2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7],[5,8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7],[8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7],[8,5,2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8],[2,5,7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8],[2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8],[5,2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8],[5,7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8],[7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8],[7,5,2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2],[5,6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2],[5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2],[6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2],[6,8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2],[8,5,6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2],[8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5],[2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5],[2,8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5],[6,2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5],[6,8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5],[8,2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5],[8,6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6],[2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6],[2,8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6],[5,2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6],[5,8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6],[8,2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6],[8,5,2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8],[2,5,6],[]]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8],[2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8],[5,2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8],[5,6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8],[6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8],[6,5,2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2],[5,6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2],[5,7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2],[6,5,7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2],[6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2],[7,5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2],[7,6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5],[2,6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5],[2,7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5],[6,2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5],[6,7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5],[7,2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5],[7,6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6],[2,5,7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6],[2,7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6],[5,2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6],[5,7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6],[7,2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6],[7,5,2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7],[2,5,6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7],[2,6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7],[5,2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7],[5,6,2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7],[6,2,5],[]]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7],[6,5,2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3],[6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3],[6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3],[7,6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3],[7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3],[8,6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3],[8,7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6],[3,7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6],[3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6],[7,3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6],[7,8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6],[8,3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6],[8,7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7],[3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7],[3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7],[6,3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7],[6,8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7],[8,3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7],[8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8],[3,6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8],[3,7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8],[6,3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8],[6,7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8],[7,3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8],[7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2],[6,7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2],[6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2],[7,6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2],[7,8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2],[8,6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2],[8,7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6],[2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6],[2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6],[7,2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6],[7,8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6],[8,2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6],[8,7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7],[2,6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7],[2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7],[6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7],[6,8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7],[8,2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7],[8,6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8],[2,6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8],[2,7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8],[6,2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8],[6,7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8],[7,2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8],[7,6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2],[3,7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2],[3,8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2],[7,3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2],[7,8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2],[8,3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2],[8,7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3],[2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3],[2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3],[7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3],[7,8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3],[8,2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3],[8,7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7],[2,3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7],[2,8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7],[3,2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7],[3,8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7],[8,2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7],[8,3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8],[2,3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8],[2,7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8],[3,2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8],[3,7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8],[7,2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8],[7,3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2],[3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2],[3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2],[6,3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2],[6,8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2],[8,3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2],[8,6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3],[2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3],[2,8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3],[6,2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3],[6,8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3],[8,2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3],[8,6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6],[2,3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6],[2,8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6],[3,2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6],[3,8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6],[8,2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6],[8,3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8],[2,3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8],[2,6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8],[3,2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8],[3,6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8],[6,2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8],[6,3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2],[3,6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2],[3,7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2],[6,3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2],[6,7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2],[7,3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2],[7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3],[2,6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3],[2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3],[6,2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3],[6,7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3],[7,2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3],[7,6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6],[2,3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6],[2,7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6],[3,2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6],[3,7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6],[7,2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6],[7,3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7],[2,3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7],[2,6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7],[3,2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7],[3,6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7],[6,2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7],[6,3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3],[5,7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3],[5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3],[7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3],[7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3],[8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3],[8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5],[3,7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5],[3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5],[7,3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5],[7,8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5],[8,3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5],[8,7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7],[3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7],[3,8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7],[5,3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7],[5,8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7],[8,3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7],[8,5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8],[3,5,7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8],[3,7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8],[5,3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8],[5,7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8],[7,3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8],[7,5,3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2],[5,7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2],[5,8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2],[7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2],[7,8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2],[8,5,7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2],[8,7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5],[2,7,8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5],[2,8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5],[7,2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5],[7,8,2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5],[8,2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5],[8,7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7],[2,5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7],[2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7],[5,2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7],[5,8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7],[8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7],[8,5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8],[2,5,7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8],[2,7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8],[5,2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8],[5,7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8],[7,2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8],[7,5,2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2],[3,7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2],[3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2],[7,3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2],[7,8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2],[8,3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2],[8,7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3],[2,7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3],[2,8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3],[7,2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3],[7,8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3],[8,2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3],[8,7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7],[2,3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7],[2,8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7],[3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7],[3,8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7],[8,2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7],[8,3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8],[2,3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8],[2,7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8],[3,2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8],[3,7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8],[7,2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8],[7,3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2],[3,5,8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2],[3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2],[5,3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2],[5,8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2],[8,3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2],[8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3],[2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3],[2,8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3],[5,2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3],[5,8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3],[8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3],[8,5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5],[2,3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5],[2,8,3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5],[3,2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5],[3,8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5],[8,2,3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5],[8,3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8],[2,3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8],[2,5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8],[3,2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8],[3,5,2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8],[5,2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8],[5,3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2],[3,5,7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2],[3,7,5],[]]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2],[5,3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2],[5,7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2],[7,3,5],[]]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2],[7,5,3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3],[2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3],[2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3],[5,2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3],[5,7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3],[7,2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3],[7,5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5],[2,3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5],[2,7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5],[3,2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5],[3,7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5],[7,2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5],[7,3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7],[2,3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7],[2,5,3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7],[3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7],[3,5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7],[5,2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7],[5,3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3],[5,6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3],[5,8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3],[6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3],[6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3],[8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3],[8,6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5],[3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5],[3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5],[6,3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5],[6,8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5],[8,3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5],[8,6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6],[3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6],[3,8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6],[5,3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6],[5,8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6],[8,3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6],[8,5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8],[3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8],[3,6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8],[5,3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8],[5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8],[6,3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8],[6,5,3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2],[5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2],[5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2],[6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2],[6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2],[8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2],[8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5],[2,6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5],[2,8,6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5],[6,2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5],[6,8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5],[8,2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5],[8,6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6],[2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6],[2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6],[5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6],[5,8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6],[8,2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6],[8,5,2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8],[2,5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8],[2,6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8],[5,2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8],[5,6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8],[6,2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8],[6,5,2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2],[3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2],[3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2],[6,3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2],[6,8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2],[8,3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2],[8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3],[2,6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3],[2,8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3],[6,2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3],[6,8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3],[8,2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3],[8,6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6],[2,3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6],[2,8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6],[3,2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6],[3,8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6],[8,2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6],[8,3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8],[2,3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8],[2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8],[3,2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8],[3,6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8],[6,2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8],[6,3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6,2],[3,5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6,2],[3,8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6,2],[5,3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6,2],[5,8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6,2],[8,3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6,2],[8,5,3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6,3],[2,5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6,3],[2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 table:number-rows-repeated="104657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4">00/00/0000</text:date>, <text:time style:data-style-name="N2" text:time-value="16:49:57.7115896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2-14T16:52:22.757785320</dc:date>
    <meta:editing-duration>PT1H27M35S</meta:editing-duration>
    <meta:editing-cycles>61</meta:editing-cycles>
    <meta:document-statistic meta:table-count="1" meta:cell-count="413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interval-major="0.2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11.624cm" xlink:href=".." xlink:type="simple" chart:class="chart:line" chart:style-name="ch1">
        <chart:title svg:x="2.848cm" svg:y="0.368cm" chart:style-name="ch2">
          <text:p>Number of Moves for Full Inglenook Sidings Puzzle</text:p>
        </chart:title>
        <chart:plot-area chart:style-name="ch3" table:cell-range-address="solutions.D5:solutions.D30 solutions.H4:solutions.H30" chart:data-source-has-labels="both" svg:x="1.33cm" svg:y="1.379cm" svg:width="14.347cm" svg:height="9.032cm">
          <chartooo:coordinate-region svg:x="2.242cm" svg:y="1.578cm" svg:width="13.248cm" svg:height="8.186cm"/>
          <chart:axis chart:dimension="x" chart:name="primary-x" chart:style-name="ch4" chartooo:axis-type="auto">
            <chartooo:date-scale/>
            <chart:title svg:x="7.969cm" svg:y="10.643cm" chart:style-name="ch5">
              <text:p>Moves</text:p>
            </chart:title>
            <chart:categories table:cell-range-address="solutions.D5:solutions.D30"/>
          </chart:axis>
          <chart:axis chart:dimension="y" chart:name="primary-y" chart:style-name="ch6">
            <chart:title svg:x="0.451cm" svg:y="7.579cm" chart:style-name="ch7">
              <text:p>Cumulative Frequency</text:p>
            </chart:title>
            <chart:grid chart:style-name="ch8" chart:class="major"/>
          </chart:axis>
          <chart:series chart:style-name="ch9" chart:values-cell-range-address="solutions.H5:solutions.H30" chart:label-cell-address="solutions.H4:solutions.H4" chart:class="chart:line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 Freq</text:p>
                <draw:g>
                  <svg:desc>solutions.H4:solutions.H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olutions.D5:solutions.D30</svg:desc>
                </draw:g>
              </table:table-cell>
              <table:table-cell office:value-type="float" office:value="0.0005">
                <text:p>0.0005</text:p>
                <draw:g>
                  <svg:desc>solutions.H5:solutions.H3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195">
                <text:p>0.019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735">
                <text:p>0.073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88">
                <text:p>0.18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355">
                <text:p>0.435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73">
                <text:p>0.57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7265">
                <text:p>0.726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8345">
                <text:p>0.834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19">
                <text:p>0.9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745">
                <text:p>0.974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95">
                <text:p>0.99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995">
                <text:p>0.999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1" number:title="User-defined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11.29cm" xlink:href=".." xlink:type="simple" chart:class="chart:bar" chart:style-name="ch1">
        <chart:title svg:x="2.852cm" svg:y="0.361cm" chart:style-name="ch2">
          <text:p>Number of Moves for Full Inglenook Sidings Puzzle</text:p>
        </chart:title>
        <chart:plot-area chart:style-name="ch3" table:cell-range-address="solutions.D5:solutions.D30 solutions.G5:solutions.G30" chart:data-source-has-labels="column" svg:x="1.331cm" svg:y="1.365cm" svg:width="14.353cm" svg:height="8.719cm">
          <chartooo:coordinate-region svg:x="2.243cm" svg:y="1.564cm" svg:width="13.441cm" svg:height="7.873cm"/>
          <chart:axis chart:dimension="x" chart:name="primary-x" chart:style-name="ch4" chartooo:axis-type="auto">
            <chartooo:date-scale/>
            <chart:title svg:x="7.973cm" svg:y="10.309cm" chart:style-name="ch5">
              <text:p>Moves</text:p>
            </chart:title>
            <chart:categories table:cell-range-address="solutions.D5:solutions.D30"/>
          </chart:axis>
          <chart:axis chart:dimension="y" chart:name="primary-y" chart:style-name="ch6">
            <chart:title svg:x="0.451cm" svg:y="6.549cm" chart:style-name="ch7">
              <text:p>Frequency</text:p>
            </chart:title>
            <chart:grid chart:style-name="ch8" chart:class="major"/>
          </chart:axis>
          <chart:series chart:style-name="ch9" chart:values-cell-range-address="solutions.G5:solutions.G30" chart:class="chart:bar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olutions.D5:solutions.D30</svg:desc>
                </draw:g>
              </table:table-cell>
              <table:table-cell office:value-type="float" office:value="0.0005">
                <text:p>0.0005</text:p>
                <draw:g>
                  <svg:desc>solutions.G5:solutions.G3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45">
                <text:p>0.004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55">
                <text:p>0.015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385">
                <text:p>0.038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415">
                <text:p>0.041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475">
                <text:p>0.147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375">
                <text:p>0.137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535">
                <text:p>0.153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845">
                <text:p>0.08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555">
                <text:p>0.055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205">
                <text:p>0.020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45">
                <text:p>0.004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